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9.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21cm"/>
    </style:style>
    <style:style style:name="co5" style:family="table-column">
      <style:table-column-properties fo:break-before="auto" style:column-width="16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Discr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tinu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sité conjoint\footnotemar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p(x,y)=P\{X=x,Y=y\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P\big\{(X,Y)\in C\big\}=\iint_{(x,y)\in C}f(x,y)\,dx\,dy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ction de répartion conjoint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F(a,b)=\sum_{\substack{x\leqa\\ y\leq b}}p(x,y)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F(a,b)=\int_{-\infty}^{a}\int_{-\infty}^{b}f(x,y)\, dy \,dx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ités marginales\footnotemar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p_X(x)=P\{X=x\}=\sum_{y:p(x,y)&gt;0}p(x,y)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f_X(x)=\int_{-\infty}^{\infty}f(x,y)dy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tribution conjointe de plusieurs variables aléatoire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pan text:style-name="T1">$p(n_1,n_2,\ldots,n_r)=P(X_1=n_1,X_2=n_2,\ldots,X_r=n_r</text:span>)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begin{split}P\big\{(X_1,X_2,\ldots,X_n)\in C\big\}= \\ \underset{(x_1,x_2,\ldots,x_n)\in C}{\int\int\cdots\int} f(x_1,x_2,\ldots,x_n)\,d_x1\, dx_2\cdots\,dx_n\end{split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mme de variables aléatoires indépendante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p_{X+Y}(n)=\sum_{k=0}^{n}p_X(n-k)p_Y(k):=p_X*p_Y(n)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begin{cases}F_{X+Y}(a)=P\{X+Y\leq a\}=\int_{-\infty}^{\infty}F_X(a-y)f_Y(y)\,dy\\ f_{X+Y}(a)=\int_{-\infty}^{\infty}f_X(a-y)f_Y(y)\,dy:=f_X*f_Y(a)\end{cases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ributions conditionnelle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begin{cases}p_{X|Y}(x,y)=P\{X=x|Y=y\}=\frac{p(x,y)}{p_Y(y)}\\ F_{X|Y}(x,y)=P\{X\leq x|Y=y\}=\sum_{a\leq x}P_{X|Y}(a,y)\end{cases}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*Loi discret conjoi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Loi de probabilité marginal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p(x,y)&gt;=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(x,y)&gt;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um p(x,y)=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int int f(x,y) dxdy=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C</text:p>
          </table:table-cell>
          <table:table-cell office:value-type="string" calcext:value-type="string">
            <text:p>5 pr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00-00-00</text:date>, <text:time style:data-style-name="N2" text:time-value="13:22:21.173323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0:34:09.105962330</meta:creation-date>
    <dc:date>2020-07-13T17:47:00.153599216</dc:date>
    <meta:editing-duration>PT3H54M28S</meta:editing-duration>
    <meta:editing-cycles>4</meta:editing-cycles>
    <meta:generator>LibreOffice/6.3.6.2$Linux_X86_64 LibreOffice_project/30$Build-2</meta:generator>
    <meta:document-statistic meta:table-count="1" meta:cell-count="58" meta:object-count="0"/>
  </office:meta>
</office:document-meta>
</file>